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arsetFieldTest.test_codec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User.setValue( Charse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setFieldTest.test_code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